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interaction" style:family="paragraph">
      <style:paragraph-properties style:writing-mode="lr-tb"/>
      <style:text-properties/>
    </style:style>
    <style:style style:name="P8" style:parent-style-name="U4" style:family="paragraph">
      <style:paragraph-properties style:writing-mode="lr-tb"/>
      <style:text-properties fo:font-weight="normal"/>
    </style:style>
    <style:style style:name="T1" style:parent-style-name="P8" style:family="text">
      <style:text-properties fo:font-weight="bold"/>
    </style:style>
    <style:style style:name="P9" style:parent-style-name="U4" style:family="paragraph">
      <style:paragraph-properties style:writing-mode="lr-tb"/>
      <style:text-properties fo:font-size="16pt"/>
    </style:style>
    <style:style style:name="T2" style:parent-style-name="P9"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7">$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8" text:outline-level="3"><text:number>2.1.4.</text:number><text:span text:style-name="T1">Check if everything still builds with my changes?</text:span></text:h>
      <text:p text:style-name="P3"/>
      <text:p text:style-name="P3">If you use the checked out source code for building the development version of KOffice, you can go to the doc subdirectory of the build directory and run:</text:p>
      <text:p text:style-name="P3"/>
      <text:p text:style-name="P7">$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All classes should be documented as much as possible, including member attributes and methods. Particular care should be taken to references which makes it easier to learn about relations.</text:p>
      <text:p text:style-name="P3"/>
      <text:p text:style-name="P3">For API documentation, <text:a xlink:type="simple" xlink:href="http://www.doxygen.org" office:name="doxygen">doxygen</text:a> is used. The syntax should be accordingly. There is a website dedicated to KDE API documentation validation. It includes status information on API documentation including errors. It should be regularly checked to resolve the errors to ensure a good quality API reference for KOffice.</text:p>
      <text:p text:style-name="P3"/>
      <text:p text:style-name="P3">KOffice API documentation statistics and errors: <text:a xlink:type="simple" xlink:href="http://www.englishbreakfastnetwork.org/apidocs/?component=koffice" office:name="http://www.englishbreakfastnetwork.org/apidocs/?component=koffice">http://www.englishbreakfastnetwork.org/apidocs/?component=koffice</text:a></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9" text:outline-level="3"><text:number>4.2.2.</text:number><text:span text:style-name="T2">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currently being written by the Kexi Team.</text:p>
      <text:p text:style-name="P3"/>
      <text:h text:style-name="P6" text:outline-level="3"><text:number>4.8.2.</text:number>Plans</text:h>
      <text:p text:style-name="P3"/>
      <text:p text:style-name="P3">The Kexi documentation writers could certainly use help with preparing their Kexi handbook.</text:p>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In need of a major update.</text:p>
      <text:p text:style-name="P3"/>
      <text:h text:style-name="P6" text:outline-level="3"><text:number>4.13.2.</text:number>Plans</text:h>
      <text:p text:style-name="P3"/>
      <text:p text:style-name="P3">Fully review and update the KFormula handbook.</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Most of the KOffice library is documented. Having all of KOffice lib documented is desired. The status of components API doc varies. Important parts of each component should be completely documented.<?opendocument cursor-position?></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position="0% 58%"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style:style style:name="interaction" style:parent-style-name="Standard" style:display-name="interaction" style:family="paragraph">
      <style:paragraph-properties/>
      <style:text-properties fo:font-size="10pt" style:font-name="Monospace"/>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dc:creator>Anne-Marie Mahfouf</dc:creator>
    <meta:user-defined meta:name="email">annemarie.mahfouf@free.fr</meta:user-defined>
  </office:meta>
</office:document-meta>
</file>